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style>
    <style:style style:name="P8" style:family="paragraph">
      <loext:graphic-properties draw:fill="none" draw:fill-color="#ffffff"/>
      <style:paragraph-properties style:writing-mode="lr-tb"/>
      <style:text-properties style:font-name="Frutiger Light Condensed" fo:font-size="10pt" style:font-size-asian="10pt" style:font-size-complex="10pt"/>
    </style:style>
    <style:style style:name="P9" style:family="paragraph">
      <loext:graphic-properties draw:fill="none" draw:fill-color="#ffffff"/>
      <style:paragraph-properties style:writing-mode="lr-tb"/>
      <style:text-properties style:font-name="Frutiger Light Condensed"/>
    </style:style>
    <style:style style:name="P10" style:family="paragraph">
      <style:paragraph-properties fo:margin-left="0cm" fo:margin-right="0cm" fo:margin-top="0.4cm" fo:margin-bottom="0cm" fo:line-height="100%" fo:text-indent="0cm"/>
    </style:style>
    <style:style style:name="P11" style:family="paragraph">
      <style:text-properties style:font-name="Frutiger Light Condensed"/>
    </style:style>
    <style:style style:name="P12" style:family="paragraph">
      <style:paragraph-properties fo:text-align="start"/>
      <style:text-properties style:font-name="Frutiger Light Condensed"/>
    </style:style>
    <style:style style:name="P13" style:family="paragraph">
      <style:paragraph-properties fo:margin-top="0.5cm" fo:margin-bottom="0cm"/>
      <style:text-properties style:font-name="Frutiger Light Condensed"/>
    </style:style>
    <style:style style:name="P14" style:family="paragraph">
      <loext:graphic-properties draw:fill-color="#ffffff"/>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color="#c9211e" style:font-name="Frutiger Light Condensed"/>
    </style:style>
    <style:style style:name="T7" style:family="text">
      <style:text-properties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ender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 (perspective/orthographic projection)</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Visibility: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Calcualte which objects are visible from camera</text:span></text:p>
              </text:list-item>
              <text:list-item>
                <text:p text:style-name="P1"><text:span text:style-name="T1">Utilize perspective/orthographic projec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For each object that is visible, compute incoming light</text:span></text:p>
              </text:list-item>
              <text:list-item>
                <text:p text:style-name="P1"><text:span text:style-name="T1">This method also relies on concept of visibility but between surfaces and lights in 3D scen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Use intersected point shape and material information combined with incoming light to calculate color and intensity of that point looking from camera. </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7"><text:span text:style-name="T3">Rasterization based rendering</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based on 3D scene description</text:span></text:p>
              </text:list-item>
              <text:list-item>
                <text:p><text:span text:style-name="T1">Due to hardware advancements, rasterization-based rendering gained a lot of attention</text:span></text:p>
              </text:list-item>
              <text:list-item>
                <text:p><text:span text:style-name="T1">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where we look at 3D scene and a 2D surface on which 3D scene will be projected as an image.</text:span></text:p>
                <text:list>
                  <text:list-item>
                    <text:p><text:span text:style-name="T1">In lesson on camera, we mentioned exactly these elements: eye and film plane. Therefore, for these purposes, we can use pinhole camera.</text:span></text:p>
                  </text:list-item>
                  <text:list-item>
                    <text:p><text:span text:style-name="T3">Captured image color and brightness of objects in 3D scene is a result of light and objects </text:span><text:span text:style-name="T1">(shape and material) interaction </text:span></text:p>
                  </text:list-item>
                </text:list>
              </text:list-item>
              <text:list-item>
                <text:p><text:span text:style-name="T1">To figure out interaction of light and objects we need information about objects in 3D scene as well as light sources.</text:span></text:p>
                <text:list>
                  <text:list-item>
                    <text:p><text:span text:style-name="T1">Without light we wouldn’t see objects, without objects we 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means simulating all light rays paths from light and their interactions with objects. Furthermore, only small amount of that light actually falls on camera. This kind of 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should be simulated</text:span></text:p>
                  </text:list-item>
                  <text:list-item>
                    <text:p><text:span text:style-name="T1">Second, we reverse the process: we start with rays that fall into camera and build from there. </text:span></text:p>
                  </text:list-item>
                </text:list>
              </text:list-item>
              <text:list-item>
                <text:p><text:span text:style-name="T1">Based on previous discussion, we trace rays from sensor to the objects. This simulation is called </text:span><text:span text:style-name="T2">backward ray-tracing or <text:s/>eye-tracing*</text:span><text:span text:style-name="T1">. </text:span></text:p>
              </text:list-item>
            </text:list>
          </draw:text-box>
        </draw:frame>
        <draw:frame draw:style-name="gr2" draw:text-style-name="P8" draw:layer="layout" svg:width="25.146cm" svg:height="0.687cm" svg:x="1.524cm" svg:y="13.716cm">
          <draw:text-box>
            <text:p><text:span text:style-name="T4">* “An Improved Illumination Model for Shaded Display” - Turner Whitted</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5"><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8" draw:layer="layout" svg:width="25.146cm" svg:height="0.687cm" svg:x="1.016cm" svg:y="14.224cm">
          <draw:text-box>
            <text:p><text:span text:style-name="T4">*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algorithm</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text:p><text:span text:style-name="T6">&lt;IMAGE: RAYTRACING&gt;</text:span></text:p>
          </draw:text-box>
        </draw:frame>
        <draw:frame draw:style-name="gr3" draw:text-style-name="P9"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hree steps of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te ray for each pixel of film plane → camera ray</text:span></text:p>
              </text:list-item>
              <text:list-item>
                <text:p><text:span text:style-name="T1">Ray-geometry intersection: testing intersection of generated ray and 3D scene objects to obtain what is visible from camera</text:span></text:p>
              </text:list-item>
              <text:list-item>
                <text:p><text:span text:style-name="T1">Shading: calculating the color and intensity of intersected points</text:span></text:p>
                <text:list>
                  <text:list-item>
                    <text:p><text:span text:style-name="T1">Requires light-matter calculation</text:span></text:p>
                  </text:list-item>
                  <text:list-item>
                    <text:p><text:span text:style-name="T1">Requires light transport for gathering incoming light</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vs rasteriz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can see from the algorithm, </text:span><text:span text:style-name="T2">raytracing</text:span><text:span text:style-name="T1"> iterates through all pixels of image plane, generates rays and then iterates over all objects in the scene. This approach is called </text:span><text:span text:style-name="T2">image centric.</text:span></text:p>
              </text:list-item>
              <text:list-item>
                <text:p><text:span text:style-name="T7">On the other hand, </text:span><text:span text:style-name="T2">rasterization</text:span><text:span text:style-name="T7"> is reversed: it loops over all geometric primitives in the scene (triangles), projects these primitives on image plane and then loops over all pixels of the image plane. This approach is called </text:span><text:span text:style-name="T2">object centric</text:span><text:span text:style-name="T7">.</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 text:style-name="P3">Rasterization: quick peek algorithm</text:p>
          </draw:text-box>
        </draw:frame>
        <draw:frame presentation:style-name="pr4" draw:text-style-name="P1"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sterization an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current discussion, we can conclude that both </text:span><text:span text:style-name="T2">raytracing and rasterization are used to solve the visibility problem</text:span><text:span text:style-name="T1"> (which also contains </text:span><text:span text:style-name="T2">perspective/orhographic projection</text:span><text:span text:style-name="T1"> solving).</text:span></text:p>
              </text:list-item>
              <text:list-item>
                <text:p><text:span text:style-name="T1">Solving the visibility problem is only a part of rendering. Other part is determining the color and intensity of visible surface. This step is called </text:span><text:span text:style-name="T2">shading</text:span><text:span text:style-name="T1"> and it uses </text:span><text:span text:style-name="T2">light transport</text:span><text:span text:style-name="T1"> to gather light on visible surface and calculates light-matter interaction</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notes</text:span></text:p>
          </draw:text-box>
        </draw:frame>
        <draw:frame presentation:style-name="pr4" draw:text-style-name="P5" draw:layer="layout" svg:width="25.199cm" svg:height="10.285cm" svg:x="1.4cm" svg:y="3.685cm" presentation:class="outline" presentation:user-transformed="true">
          <draw:text-box>
            <text:list text:style-name="L2">
              <text:list-item>
                <text:p><text:span text:style-name="T1">Raytracing method can be separated in:</text:span></text:p>
                <text:list>
                  <text:list-item>
                    <text:p><text:span text:style-name="T2">Determining visibility from camera</text:span><text:span text:style-name="T1">: determine which point in 3D scene is visible for each pixel of image. Note that </text:span><text:span text:style-name="T2">perspective projection</text:span><text:span text:style-name="T1"> is inherent due to camera which is used for generating rays</text:span></text:p>
                  </text:list-item>
                  <text:list-item>
                    <text:p><text:span text:style-name="T2">Shading</text:span><text:span text:style-name="T1">: calculating the color of visible point – this operation besides light-matter calculation also requires </text:span><text:span text:style-name="T2">light transport</text:span><text:span text:style-name="T1"> to collect all light which influences the color and intensity of that point.</text:span></text:p>
                  </text:list-item>
                </text:list>
              </text:list-item>
              <text:list-item>
                <text:p><text:span text:style-name="T1">Both steps require extremely time-consuming intersections between rays and scene objects (geometry)</text:span></text:p>
                <text:list>
                  <text:list-item>
                    <text:p><text:span text:style-name="T1">Efficient ray-object intersection method is needed</text:span></text:p>
                  </text:list-item>
                  <text:list-item>
                    <text:p><text:span text:style-name="T1">3D scene must be represented for fast and efficient spatial search of objects which should be tested for intesection</text:span></text:p>
                  </text:list-item>
                </text:list>
              </text:list-item>
              <text:list-item>
                <text:p><text:span text:style-name="T1">On the other hand, rasterization can solve the visibility problem (camera-object) very fast. That is why real-time graphics is predominantly using GPU rasterization approach. But when it comes to shading, due to the available information on 3D scene, it is not as good as raytracing.</text:span></text:p>
              </text:list-item>
              <text:list-item>
                <text:p><text:span text:style-name="T1">Raytracing is slow for solving visibility problem, but it enables high-quality shading. For high-quality, photo-realistic production rendering, ray-tracing is almost always used*.</text:span></text:p>
              </text:list-item>
            </text:list>
          </draw:text-box>
        </draw:frame>
        <draw:frame draw:style-name="gr2" draw:text-style-name="P8" draw:layer="layout" svg:width="25.908cm" svg:height="0.687cm" svg:x="1.016cm" svg:y="14.478cm">
          <draw:text-box>
            <text:p text:style-name="P10"><text:span text:style-name="T8">* </text:span><text:span text:style-name="T4">However, real-time ray-tracing is now possible to certain degree with certain hardware and it is hot research topic!</text:span></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Extending basic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a xlink:href="https://www.scratchapixel.com/lessons/3d-basic-rendering/introduction-to-ray-tracing/adding-reflection-and-refraction" xlink:type="simple">https://www.scratchapixel.com/lessons/3d-basic-rendering/introduction-to-ray-tracing/adding-reflection-and-refraction</text:a></text:span></text:p>
              </text:list-item>
              <text:list-item>
                <text:p><text:span text:style-name="T1"/></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Importance of visibility calculation for rendering</text:span></text:p>
          </draw:text-box>
        </draw:frame>
        <draw:frame presentation:style-name="pr6" draw:text-style-name="P5" draw:layer="layout" svg:width="25.199cm" svg:height="9.134cm" svg:x="1.4cm" svg:y="3.685cm" presentation:class="outline" presentation:user-transformed="true">
          <draw:text-box>
            <text:list text:style-name="L2">
              <text:list-item>
                <text:p><text:span text:style-name="T1">Based on previous discussions, we can highlight the importance of visibility calculation and how it is related to all concepts in rendering.</text:span></text:p>
              </text:list-item>
              <text:list-item>
                <text:p><text:span text:style-name="T1">Visibility problem is concerned with determining visibility between points</text:span></text:p>
              </text:list-item>
              <text:list-item>
                <text:p><text:span text:style-name="T1">First, when determining visible objects from camera, we solve visibility problem and utilize perspective/orthographic projection</text:span></text:p>
              </text:list-item>
              <text:list-item>
                <text:p><text:span text:style-name="T1">Then, when calculating shading we require light transport information which is again based on visibility between surface and lights in 3D scene</text:span></text:p>
                <text:list>
                  <text:list-item>
                    <text:p><text:span text:style-name="T1">This is required to calculate shadows, soft shadows, global illumination effects such as reflection, refraction, indirect reflection and.</text:span></text:p>
                  </text:list-item>
                </text:list>
              </text:list-item>
              <text:list-item>
                <text:p><text:span text:style-name="T1">Rasterization is good for solving the visibility from camera to object. But it is not good for finding visibility between surfaces in 3D scene which is important for light transport and shading</text:span></text:p>
              </text:list-item>
              <text:list-item>
                <text:p><text:span text:style-name="T1">Raytracing is good for solving the visibility from camera to object. And it also can be used for finding visibility between surfaces in 3D scene which is important for light transport and shading</text:span></text:p>
              </text:list-item>
            </text:list>
            <text:p><text:span text:style-name="T6">&lt;IMAGE: visibility in rasterization and raytracing&gt;</text:span></text:p>
          </draw:text-box>
        </draw:frame>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2" draw:layer="layout" svg:width="25.199cm" svg:height="3.863cm" svg:x="1.4cm" svg:y="0.011cm" presentation:class="title" presentation:user-transformed="true">
          <draw:text-box>
            <text:p text:style-name="P11">Rasterization- vs Raytracing-based production rendering software</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Examples of rasterization-based renderers in production</text:p>
                <text:list>
                  <text:list-item>
                    <text:p text:style-name="P11">Godot, Unity, Unreal</text:p>
                  </text:list-item>
                </text:list>
              </text:list-item>
              <text:list-item>
                <text:p text:style-name="P13"><text:span text:style-name="T9">Examples of raytracing-based </text:span>renderers in production</text:p>
                <text:list>
                  <text:list-item>
                    <text:p text:style-name="P11">Appleseed, Arnold, etc.</text:p>
                  </text:list-item>
                </text:list>
              </text:list-item>
            </text:list>
            <text:p text:style-name="P11"><text:span text:style-name="T10">&lt;IMAGE: differences and comparison between rasterizers and raytracers&gt;</text:span></text:p>
          </draw:text-box>
        </draw:frame>
        <presentation:notes draw:style-name="dp2">
          <draw:page-thumbnail draw:style-name="gr1" draw:layer="layout" svg:width="19.798cm" svg:height="11.136cm" svg:x="0.6cm" svg:y="2.257cm" draw:page-number="21"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1T12:11:05.346354182</dc:date>
    <meta:editing-duration>PT1H5M33S</meta:editing-duration>
    <meta:editing-cycles>47</meta:editing-cycles>
    <meta:document-statistic meta:object-count="109"/>
  </office:meta>
</office:document-meta>
</file>